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3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1. Namnrymd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14. Browser-kompatibilitet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3">
          <table:table-cell office:value-type="string">
            <text:p>15. Fönstren går att flytta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16. Fönstren går att ändra storlek på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17. Context-Meny Memory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1017"/>
        </table:table-row>
        <table:table-row table:style-name="ro3">
          <table:table-cell office:value-type="string">
            <text:p>18. Context-Meny Rss-läsare</text:p>
          </table:table-cell>
          <table:table-cell office:value-type="float" office:value="5">
            <text:p>5</text:p>
          </table:table-cell>
          <table:table-cell table:number-columns-repeated="5"/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0">
            <text:p>0</text:p>
          </table:table-cell>
          <table:table-cell table:style-name="ce6" table:formula="of:=[.D4]+[.D5]+[.D6]+[.D7]+[.D8]+[.D9]" office:value-type="float" office:value="0">
            <text:p>0</text:p>
          </table:table-cell>
          <table:table-cell table:style-name="ce6" table:formula="of:=[.E4]+[.E5]+[.E6]+[.E7]+[.E8]+[.E9]" office:value-type="float" office:value="0">
            <text:p>0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3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8.01.2014</text:date>, <text:time>13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8T13:50:50.09</dc:date>
    <meta:editing-duration>PT42H52M14S</meta:editing-duration>
    <meta:editing-cycles>41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